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rect svg:x="2.32062046321358cm" svg:y="5.20025052288386cm" svg:width="16.1088931779035cm" svg:height="3.33695454755167cm" draw:style-name="gr3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USMAN</dc:creator>
    <meta:creation-date>2015-10-26T13:49:01.0000000Z</meta:creation-date>
    <dc:date>2015-12-14T06:30:16.0000000Z</dc:date>
    <meta:print-date>2015-12-16T11:01:32.5612269+05:00</meta:print-date>
    <meta:editing-cycles>3</meta:editing-cycles>
    <meta:editing-duration>PT0H0M3S</meta:editing-duration>
  </office:meta>
</office:document-meta>
</file>